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co3" style:family="table-column">
      <style:table-column-properties fo:break-before="auto" style:column-width="224.36pt"/>
    </style:style>
    <style:style style:name="co5" style:family="table-column">
      <style:table-column-properties fo:break-before="auto" style:column-width="87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vitamin biosynthetic process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866142" calcext:value-type="float">
            <text:p>866142</text:p>
          </table:table-cell>
          <table:table-cell office:value-type="float" office:value="772392" calcext:value-type="float">
            <text:p>772392</text:p>
          </table:table-cell>
          <table:table-cell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formula="of:=[.C2]/[.C$13]*100" office:value-type="float" office:value="0.0992908784010012" calcext:value-type="float">
            <text:p>0.0992908784</text:p>
          </table:table-cell>
          <table:table-cell table:formula="of:=[.D2]/[.D$13]*100" office:value-type="float" office:value="0.0936053195786595" calcext:value-type="float">
            <text:p>0.0936053196</text:p>
          </table:table-cell>
          <table:table-cell table:formula="of:=[.E2]/[.E$13]*100" office:value-type="float" office:value="0.0957435562304188" calcext:value-type="float">
            <text:p>0.0957435562</text:p>
          </table:table-cell>
          <table:table-cell table:formula="of:=[.F2]/[.F$13]*100" office:value-type="float" office:value="0.0858632085755639" calcext:value-type="float">
            <text:p>0.0858632086</text:p>
          </table:table-cell>
          <table:table-cell table:formula="of:=[.G2]/[.G$13]*100" office:value-type="float" office:value="0.0226641090409537" calcext:value-type="float">
            <text:p>0.022664109</text:p>
          </table:table-cell>
          <table:table-cell table:formula="of:=[.H2]/[.H$13]*100" office:value-type="float" office:value="0.0201495944894109" calcext:value-type="float">
            <text:p>0.0201495945</text:p>
          </table:table-cell>
          <table:table-cell table:formula="of:=[.I2]/[.I$13]*100" office:value-type="float" office:value="0.0229722054402524" calcext:value-type="float">
            <text:p>0.0229722054</text:p>
          </table:table-cell>
          <table:table-cell table:formula="of:=[.J2]/[.J$13]*100" office:value-type="float" office:value="0.0256942051105312" calcext:value-type="float">
            <text:p>0.025694205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formula="of:=[.C3]/[.C$13]*100" office:value-type="float" office:value="0.0531090744935588" calcext:value-type="float">
            <text:p>0.0531090745</text:p>
          </table:table-cell>
          <table:table-cell table:formula="of:=[.D3]/[.D$13]*100" office:value-type="float" office:value="0.0542470662565122" calcext:value-type="float">
            <text:p>0.0542470663</text:p>
          </table:table-cell>
          <table:table-cell table:formula="of:=[.E3]/[.E$13]*100" office:value-type="float" office:value="0.044087685240356" calcext:value-type="float">
            <text:p>0.0440876852</text:p>
          </table:table-cell>
          <table:table-cell table:formula="of:=[.F3]/[.F$13]*100" office:value-type="float" office:value="0.0531122531792918" calcext:value-type="float">
            <text:p>0.0531122532</text:p>
          </table:table-cell>
          <table:table-cell table:formula="of:=[.G3]/[.G$13]*100" office:value-type="float" office:value="0.0206382668920416" calcext:value-type="float">
            <text:p>0.0206382669</text:p>
          </table:table-cell>
          <table:table-cell table:formula="of:=[.H3]/[.H$13]*100" office:value-type="float" office:value="0.0203120912191642" calcext:value-type="float">
            <text:p>0.0203120912</text:p>
          </table:table-cell>
          <table:table-cell table:formula="of:=[.I3]/[.I$13]*100" office:value-type="float" office:value="0.0224295549180417" calcext:value-type="float">
            <text:p>0.0224295549</text:p>
          </table:table-cell>
          <table:table-cell table:formula="of:=[.J3]/[.J$13]*100" office:value-type="float" office:value="0.0176936142976712" calcext:value-type="float">
            <text:p>0.0176936143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formula="of:=[.C4]/[.C$13]*100" office:value-type="float" office:value="0.26508355442872" calcext:value-type="float">
            <text:p>0.2650835544</text:p>
          </table:table-cell>
          <table:table-cell table:formula="of:=[.D4]/[.D$13]*100" office:value-type="float" office:value="0.244564935939264" calcext:value-type="float">
            <text:p>0.2445649359</text:p>
          </table:table-cell>
          <table:table-cell table:formula="of:=[.E4]/[.E$13]*100" office:value-type="float" office:value="0.246506621561881" calcext:value-type="float">
            <text:p>0.2465066216</text:p>
          </table:table-cell>
          <table:table-cell table:formula="of:=[.F4]/[.F$13]*100" office:value-type="float" office:value="0.246448538260511" calcext:value-type="float">
            <text:p>0.2464485383</text:p>
          </table:table-cell>
          <table:table-cell table:formula="of:=[.G4]/[.G$13]*100" office:value-type="float" office:value="0.0760956957185092" calcext:value-type="float">
            <text:p>0.0760956957</text:p>
          </table:table-cell>
          <table:table-cell table:formula="of:=[.H4]/[.H$13]*100" office:value-type="float" office:value="0.0493990058450074" calcext:value-type="float">
            <text:p>0.0493990058</text:p>
          </table:table-cell>
          <table:table-cell table:formula="of:=[.I4]/[.I$13]*100" office:value-type="float" office:value="0.0567974213247185" calcext:value-type="float">
            <text:p>0.0567974213</text:p>
          </table:table-cell>
          <table:table-cell table:formula="of:=[.J4]/[.J$13]*100" office:value-type="float" office:value="0.0838523460193984" calcext:value-type="float">
            <text:p>0.083852346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formula="of:=[.C5]/[.C$13]*100" office:value-type="float" office:value="0.0531090744935588" calcext:value-type="float">
            <text:p>0.0531090745</text:p>
          </table:table-cell>
          <table:table-cell table:formula="of:=[.D5]/[.D$13]*100" office:value-type="float" office:value="0.0542470662565122" calcext:value-type="float">
            <text:p>0.0542470663</text:p>
          </table:table-cell>
          <table:table-cell table:formula="of:=[.E5]/[.E$13]*100" office:value-type="float" office:value="0.044087685240356" calcext:value-type="float">
            <text:p>0.0440876852</text:p>
          </table:table-cell>
          <table:table-cell table:formula="of:=[.F5]/[.F$13]*100" office:value-type="float" office:value="0.0531122531792918" calcext:value-type="float">
            <text:p>0.0531122532</text:p>
          </table:table-cell>
          <table:table-cell table:formula="of:=[.G5]/[.G$13]*100" office:value-type="float" office:value="0.0206382668920416" calcext:value-type="float">
            <text:p>0.0206382669</text:p>
          </table:table-cell>
          <table:table-cell table:formula="of:=[.H5]/[.H$13]*100" office:value-type="float" office:value="0.0203120912191642" calcext:value-type="float">
            <text:p>0.0203120912</text:p>
          </table:table-cell>
          <table:table-cell table:formula="of:=[.I5]/[.I$13]*100" office:value-type="float" office:value="0.0224295549180417" calcext:value-type="float">
            <text:p>0.0224295549</text:p>
          </table:table-cell>
          <table:table-cell table:formula="of:=[.J5]/[.J$13]*100" office:value-type="float" office:value="0.0176936142976712" calcext:value-type="float">
            <text:p>0.0176936143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formula="of:=[.C6]/[.C$13]*100" office:value-type="float" office:value="0.000808181568380242" calcext:value-type="float">
            <text:p>0.0008081816</text:p>
          </table:table-cell>
          <table:table-cell table:formula="of:=[.D6]/[.D$13]*100" office:value-type="float" office:value="0.00077680763135817" calcext:value-type="float">
            <text:p>0.0007768076</text:p>
          </table:table-cell>
          <table:table-cell table:formula="of:=[.E6]/[.E$13]*100" office:value-type="float" office:value="0" calcext:value-type="float">
            <text:p>0</text:p>
          </table:table-cell>
          <table:table-cell table:formula="of:=[.F6]/[.F$13]*100" office:value-type="float" office:value="0.00076835085973659" calcext:value-type="float">
            <text:p>0.0007683509</text:p>
          </table:table-cell>
          <table:table-cell table:formula="of:=[.G6]/[.G$13]*100" office:value-type="float" office:value="0.00405168429782412" calcext:value-type="float">
            <text:p>0.0040516843</text:p>
          </table:table-cell>
          <table:table-cell table:formula="of:=[.H6]/[.H$13]*100" office:value-type="float" office:value="0.00227495421654639" calcext:value-type="float">
            <text:p>0.0022749542</text:p>
          </table:table-cell>
          <table:table-cell table:formula="of:=[.I6]/[.I$13]*100" office:value-type="float" office:value="0.00108530104442137" calcext:value-type="float">
            <text:p>0.001085301</text:p>
          </table:table-cell>
          <table:table-cell table:formula="of:=[.J6]/[.J$13]*100" office:value-type="float" office:value="0.00446186795332578" calcext:value-type="float">
            <text:p>0.004461868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formula="of:=[.C7]/[.C$13]*100" office:value-type="float" office:value="0.111298147416936" calcext:value-type="float">
            <text:p>0.1112981474</text:p>
          </table:table-cell>
          <table:table-cell table:formula="of:=[.D7]/[.D$13]*100" office:value-type="float" office:value="0.0983956333053682" calcext:value-type="float">
            <text:p>0.0983956333</text:p>
          </table:table-cell>
          <table:table-cell table:formula="of:=[.E7]/[.E$13]*100" office:value-type="float" office:value="0.107756549483922" calcext:value-type="float">
            <text:p>0.1077565495</text:p>
          </table:table-cell>
          <table:table-cell table:formula="of:=[.F7]/[.F$13]*100" office:value-type="float" office:value="0.103631322206973" calcext:value-type="float">
            <text:p>0.1036313222</text:p>
          </table:table-cell>
          <table:table-cell table:formula="of:=[.G7]/[.G$13]*100" office:value-type="float" office:value="0.0481137510366614" calcext:value-type="float">
            <text:p>0.048113751</text:p>
          </table:table-cell>
          <table:table-cell table:formula="of:=[.H7]/[.H$13]*100" office:value-type="float" office:value="0.0352617903564691" calcext:value-type="float">
            <text:p>0.0352617904</text:p>
          </table:table-cell>
          <table:table-cell table:formula="of:=[.I7]/[.I$13]*100" office:value-type="float" office:value="0.0359958179733088" calcext:value-type="float">
            <text:p>0.035995818</text:p>
          </table:table-cell>
          <table:table-cell table:formula="of:=[.J7]/[.J$13]*100" office:value-type="float" office:value="0.0546194180493329" calcext:value-type="float">
            <text:p>0.054619418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formula="of:=[.C8]/[.C$13]*100" office:value-type="float" office:value="0.171796310535686" calcext:value-type="float">
            <text:p>0.1717963105</text:p>
          </table:table-cell>
          <table:table-cell table:formula="of:=[.D8]/[.D$13]*100" office:value-type="float" office:value="0.209090720773908" calcext:value-type="float">
            <text:p>0.2090907208</text:p>
          </table:table-cell>
          <table:table-cell table:formula="of:=[.E8]/[.E$13]*100" office:value-type="float" office:value="0.174428662040863" calcext:value-type="float">
            <text:p>0.174428662</text:p>
          </table:table-cell>
          <table:table-cell table:formula="of:=[.F8]/[.F$13]*100" office:value-type="float" office:value="0.198330565669507" calcext:value-type="float">
            <text:p>0.1983305657</text:p>
          </table:table-cell>
          <table:table-cell table:formula="of:=[.G8]/[.G$13]*100" office:value-type="float" office:value="0.0298811716964529" calcext:value-type="float">
            <text:p>0.0298811717</text:p>
          </table:table-cell>
          <table:table-cell table:formula="of:=[.H8]/[.H$13]*100" office:value-type="float" office:value="0.0173871500836046" calcext:value-type="float">
            <text:p>0.0173871501</text:p>
          </table:table-cell>
          <table:table-cell table:formula="of:=[.I8]/[.I$13]*100" office:value-type="float" office:value="0.0323781478252376" calcext:value-type="float">
            <text:p>0.0323781478</text:p>
          </table:table-cell>
          <table:table-cell table:formula="of:=[.J8]/[.J$13]*100" office:value-type="float" office:value="0.0278482103293782" calcext:value-type="float">
            <text:p>0.02784821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formula="of:=[.C9]/[.C$13]*100" office:value-type="float" office:value="0.133119049763203" calcext:value-type="float">
            <text:p>0.1331190498</text:p>
          </table:table-cell>
          <table:table-cell table:formula="of:=[.D9]/[.D$13]*100" office:value-type="float" office:value="0.133999316409284" calcext:value-type="float">
            <text:p>0.1339993164</text:p>
          </table:table-cell>
          <table:table-cell table:formula="of:=[.E9]/[.E$13]*100" office:value-type="float" office:value="0.120250062467565" calcext:value-type="float">
            <text:p>0.1202500625</text:p>
          </table:table-cell>
          <table:table-cell table:formula="of:=[.F9]/[.F$13]*100" office:value-type="float" office:value="0.126393716426669" calcext:value-type="float">
            <text:p>0.1263937164</text:p>
          </table:table-cell>
          <table:table-cell table:formula="of:=[.G9]/[.G$13]*100" office:value-type="float" office:value="0.0407700732468552" calcext:value-type="float">
            <text:p>0.0407700732</text:p>
          </table:table-cell>
          <table:table-cell table:formula="of:=[.H9]/[.H$13]*100" office:value-type="float" office:value="0.0333118295994293" calcext:value-type="float">
            <text:p>0.0333118296</text:p>
          </table:table-cell>
          <table:table-cell table:formula="of:=[.I9]/[.I$13]*100" office:value-type="float" office:value="0.0327399148400447" calcext:value-type="float">
            <text:p>0.0327399148</text:p>
          </table:table-cell>
          <table:table-cell table:formula="of:=[.J9]/[.J$13]*100" office:value-type="float" office:value="0.0421569592831471" calcext:value-type="float">
            <text:p>0.0421569593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formula="of:=[.C10]/[.C$13]*100" office:value-type="float" office:value="0" calcext:value-type="float">
            <text:p>0</text:p>
          </table:table-cell>
          <table:table-cell table:formula="of:=[.D10]/[.D$13]*100" office:value-type="float" office:value="0" calcext:value-type="float">
            <text:p>0</text:p>
          </table:table-cell>
          <table:table-cell table:formula="of:=[.E10]/[.E$13]*100" office:value-type="float" office:value="0" calcext:value-type="float">
            <text:p>0</text:p>
          </table:table-cell>
          <table:table-cell table:formula="of:=[.F10]/[.F$13]*100" office:value-type="float" office:value="0" calcext:value-type="float">
            <text:p>0</text:p>
          </table:table-cell>
          <table:table-cell table:formula="of:=[.G10]/[.G$13]*100" office:value-type="float" office:value="0" calcext:value-type="float">
            <text:p>0</text:p>
          </table:table-cell>
          <table:table-cell table:formula="of:=[.H10]/[.H$13]*100" office:value-type="float" office:value="0.000162496729753314" calcext:value-type="float">
            <text:p>0.0001624967</text:p>
          </table:table-cell>
          <table:table-cell table:formula="of:=[.I10]/[.I$13]*100" office:value-type="float" office:value="0.000361767014807124" calcext:value-type="float">
            <text:p>0.000361767</text:p>
          </table:table-cell>
          <table:table-cell table:formula="of:=[.J10]/[.J$13]*100" office:value-type="float" office:value="0.000615430062527694" calcext:value-type="float">
            <text:p>0.000615430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style-name="ce1" table:formula="of:=AVERAGE([.C18:.D18])" office:value-type="float" office:value="0.0964480989898304" calcext:value-type="float">
            <text:p>0.10</text:p>
          </table:table-cell>
          <table:table-cell table:style-name="ce1" table:formula="of:=AVERAGE([.E18:.F18])" office:value-type="float" office:value="0.0908033824029914" calcext:value-type="float">
            <text:p>0.09</text:p>
          </table:table-cell>
          <table:table-cell table:style-name="ce1" table:formula="of:=AVERAGE([.G18:.J18])" office:value-type="float" office:value="0.02287002852028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style-name="ce1" table:formula="of:=AVERAGE([.C19:.D19])" office:value-type="float" office:value="0.0536780703750355" calcext:value-type="float">
            <text:p>0.05</text:p>
          </table:table-cell>
          <table:table-cell table:style-name="ce1" table:formula="of:=AVERAGE([.E19:.F19])" office:value-type="float" office:value="0.0485999692098239" calcext:value-type="float">
            <text:p>0.05</text:p>
          </table:table-cell>
          <table:table-cell table:style-name="ce1" table:formula="of:=AVERAGE([.G19:.J19])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style-name="ce1" table:formula="of:=AVERAGE([.C20:.D20])" office:value-type="float" office:value="0.254824245183992" calcext:value-type="float">
            <text:p>0.25</text:p>
          </table:table-cell>
          <table:table-cell table:style-name="ce1" table:formula="of:=AVERAGE([.E20:.F20])" office:value-type="float" office:value="0.246477579911196" calcext:value-type="float">
            <text:p>0.25</text:p>
          </table:table-cell>
          <table:table-cell table:style-name="ce1" table:formula="of:=AVERAGE([.G20:.J20])" office:value-type="float" office:value="0.0665361172269084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style-name="ce1" table:formula="of:=AVERAGE([.C21:.D21])" office:value-type="float" office:value="0.0536780703750355" calcext:value-type="float">
            <text:p>0.05</text:p>
          </table:table-cell>
          <table:table-cell table:style-name="ce1" table:formula="of:=AVERAGE([.E21:.F21])" office:value-type="float" office:value="0.0485999692098239" calcext:value-type="float">
            <text:p>0.05</text:p>
          </table:table-cell>
          <table:table-cell table:style-name="ce1" table:formula="of:=AVERAGE([.G21:.J21])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style-name="ce1" table:formula="of:=AVERAGE([.C22:.D22])" office:value-type="float" office:value="0.000792494599869206" calcext:value-type="float">
            <text:p>0.00</text:p>
          </table:table-cell>
          <table:table-cell table:style-name="ce1" table:formula="of:=AVERAGE([.E22:.F22])" office:value-type="float" office:value="0.000384175429868295" calcext:value-type="float">
            <text:p>0.00</text:p>
          </table:table-cell>
          <table:table-cell table:style-name="ce1" table:formula="of:=AVERAGE([.G22:.J22])" office:value-type="float" office:value="0.0029684518780294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style-name="ce1" table:formula="of:=AVERAGE([.C23:.D23])" office:value-type="float" office:value="0.104846890361152" calcext:value-type="float">
            <text:p>0.10</text:p>
          </table:table-cell>
          <table:table-cell table:style-name="ce1" table:formula="of:=AVERAGE([.E23:.F23])" office:value-type="float" office:value="0.105693935845447" calcext:value-type="float">
            <text:p>0.11</text:p>
          </table:table-cell>
          <table:table-cell table:style-name="ce1" table:formula="of:=AVERAGE([.G23:.J23])" office:value-type="float" office:value="0.043497694353943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style-name="ce1" table:formula="of:=AVERAGE([.C24:.D24])" office:value-type="float" office:value="0.190443515654797" calcext:value-type="float">
            <text:p>0.19</text:p>
          </table:table-cell>
          <table:table-cell table:style-name="ce1" table:formula="of:=AVERAGE([.E24:.F24])" office:value-type="float" office:value="0.186379613855185" calcext:value-type="float">
            <text:p>0.19</text:p>
          </table:table-cell>
          <table:table-cell table:style-name="ce1" table:formula="of:=AVERAGE([.G24:.J24])" office:value-type="float" office:value="0.026873669983668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style-name="ce1" table:formula="of:=AVERAGE([.C25:.D25])" office:value-type="float" office:value="0.133559183086244" calcext:value-type="float">
            <text:p>0.13</text:p>
          </table:table-cell>
          <table:table-cell table:style-name="ce1" table:formula="of:=AVERAGE([.E25:.F25])" office:value-type="float" office:value="0.123321889447117" calcext:value-type="float">
            <text:p>0.12</text:p>
          </table:table-cell>
          <table:table-cell table:style-name="ce1" table:formula="of:=AVERAGE([.G25:.J25])" office:value-type="float" office:value="0.037244694242369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style-name="ce1" table:formula="of:=AVERAGE([.C26:.D26])" office:value-type="float" office:value="0" calcext:value-type="float">
            <text:p>0.00</text:p>
          </table:table-cell>
          <table:table-cell table:style-name="ce1" table:formula="of:=AVERAGE([.E26:.F26])" office:value-type="float" office:value="0" calcext:value-type="float">
            <text:p>0.00</text:p>
          </table:table-cell>
          <table:table-cell table:style-name="ce1" table:formula="of:=AVERAGE([.G26:.J26])" office:value-type="float" office:value="0.000284923451772033" calcext:value-type="float">
            <text:p>0.00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rine abyssal zone biome</text:p>
          </table:table-cell>
          <table:table-cell office:value-type="string" calcext:value-type="string">
            <text:p>marine bathyal zone biome</text:p>
          </table:table-cell>
          <table:table-cell office:value-type="string" calcext:value-type="string">
            <text:p>marine neritic benthic zone biome</text:p>
          </table:table-cell>
          <table:table-cell office:value-type="string" calcext:value-type="string">
            <text:p>assoc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string" calcext:value-type="string">
            <text:p>riboflavin biosynthetic process</text:p>
          </table:table-cell>
          <table:table-cell table:style-name="ce1" office:value-type="float" office:value="0.254824245183992" calcext:value-type="float">
            <text:p>0.25</text:p>
          </table:table-cell>
          <table:table-cell table:style-name="ce1" office:value-type="float" office:value="0.246477579911196" calcext:value-type="float">
            <text:p>0.25</text:p>
          </table:table-cell>
          <table:table-cell table:style-name="ce1" office:value-type="float" office:value="0.0665361172269084" calcext:value-type="float">
            <text:p>0.07</text:p>
          </table:table-cell>
          <table:table-cell office:value-type="string" calcext:value-type="string">
            <text:p>http://aem.asm.org/content/73/24/7819.full</text:p>
          </table:table-cell>
          <table:table-cell office:value-type="string" calcext:value-type="string">
            <text:p>paper says Flavins have been implicated as electron donors in iron reduction leads me to check for transition metal ion binding and transport subclasses where I find that ferous ion binding is 0.03 in deep vs 0.00 in neretic and ferous transport is double in deep than neri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string" calcext:value-type="string">
            <text:p>cobalamin biosynthetic process</text:p>
          </table:table-cell>
          <table:table-cell table:style-name="ce1" office:value-type="float" office:value="0.190443515654797" calcext:value-type="float">
            <text:p>0.19</text:p>
          </table:table-cell>
          <table:table-cell table:style-name="ce1" office:value-type="float" office:value="0.186379613855185" calcext:value-type="float">
            <text:p>0.19</text:p>
          </table:table-cell>
          <table:table-cell table:style-name="ce1" office:value-type="float" office:value="0.0268736699836683" calcext:value-type="float">
            <text:p>0.03</text:p>
          </table:table-cell>
          <table:table-cell office:value-type="string" calcext:value-type="string">
            <text:p>http://onlinelibrary.wiley.com/doi/10.1111/nph.14669/full#nph14669-fea-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string" calcext:value-type="string">
            <text:p>pantothenate biosynthetic process</text:p>
          </table:table-cell>
          <table:table-cell table:style-name="ce1" office:value-type="float" office:value="0.133559183086244" calcext:value-type="float">
            <text:p>0.13</text:p>
          </table:table-cell>
          <table:table-cell table:style-name="ce1" office:value-type="float" office:value="0.123321889447117" calcext:value-type="float">
            <text:p>0.12</text:p>
          </table:table-cell>
          <table:table-cell table:style-name="ce1" office:value-type="float" office:value="0.0372446942423691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string" calcext:value-type="string">
            <text:p>thiamine biosynthetic process</text:p>
          </table:table-cell>
          <table:table-cell table:style-name="ce1" office:value-type="float" office:value="0.104846890361152" calcext:value-type="float">
            <text:p>0.10</text:p>
          </table:table-cell>
          <table:table-cell table:style-name="ce1" office:value-type="float" office:value="0.105693935845447" calcext:value-type="float">
            <text:p>0.11</text:p>
          </table:table-cell>
          <table:table-cell table:style-name="ce1" office:value-type="float" office:value="0.0434976943539431" calcext:value-type="float">
            <text:p>0.04</text:p>
          </table:table-cell>
          <table:table-cell office:value-type="string" calcext:value-type="string">
            <text:p>https://europepmc.org/articles/PMC4428219</text:p>
          </table:table-cell>
          <table:table-cell office:value-type="string" calcext:value-type="string">
            <text:p>paper says sediments important source for vitamens to the water colu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string" calcext:value-type="string">
            <text:p>pyridoxine biosynthetic process</text:p>
          </table:table-cell>
          <table:table-cell table:style-name="ce1" office:value-type="float" office:value="0.0964480989898304" calcext:value-type="float">
            <text:p>0.10</text:p>
          </table:table-cell>
          <table:table-cell table:style-name="ce1" office:value-type="float" office:value="0.0908033824029914" calcext:value-type="float">
            <text:p>0.09</text:p>
          </table:table-cell>
          <table:table-cell table:style-name="ce1" office:value-type="float" office:value="0.02287002852028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string" calcext:value-type="string">
            <text:p>vitamin B6 biosynthetic process</text:p>
          </table:table-cell>
          <table:table-cell table:style-name="ce1" office:value-type="float" office:value="0.0536780703750355" calcext:value-type="float">
            <text:p>0.05</text:p>
          </table:table-cell>
          <table:table-cell table:style-name="ce1" office:value-type="float" office:value="0.0485999692098239" calcext:value-type="float">
            <text:p>0.05</text:p>
          </table:table-cell>
          <table:table-cell table:style-name="ce1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string" calcext:value-type="string">
            <text:p>pyridoxal phosphate biosynthetic process</text:p>
          </table:table-cell>
          <table:table-cell table:style-name="ce1" office:value-type="float" office:value="0.0536780703750355" calcext:value-type="float">
            <text:p>0.05</text:p>
          </table:table-cell>
          <table:table-cell table:style-name="ce1" office:value-type="float" office:value="0.0485999692098239" calcext:value-type="float">
            <text:p>0.05</text:p>
          </table:table-cell>
          <table:table-cell table:style-name="ce1" office:value-type="float" office:value="0.0202683818317297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string" calcext:value-type="string">
            <text:p>pyrroloquinoline quinone biosynthetic process</text:p>
          </table:table-cell>
          <table:table-cell table:style-name="ce1" office:value-type="float" office:value="0.000792494599869206" calcext:value-type="float">
            <text:p>0.00</text:p>
          </table:table-cell>
          <table:table-cell table:style-name="ce1" office:value-type="float" office:value="0.000384175429868295" calcext:value-type="float">
            <text:p>0.00</text:p>
          </table:table-cell>
          <table:table-cell table:style-name="ce1" office:value-type="float" office:value="0.00296845187802942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office:value-type="string" calcext:value-type="string">
            <text:p>anaerobic cobalamin biosynthetic process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284923451772033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b vitimins paper: <text:a xlink:href="http://onlinelibrary.wiley.com/doi/10.1111/nph.14669/full#nph14669-fea-0001" xlink:type="simple">http://onlinelibrary.wiley.com/doi/10.1111/nph.14669/full#nph14669-fea-0001</text:a></text:p>
          </table:table-cell>
          <table:table-cell table:number-columns-repeated="4"/>
        </table:table-row>
      </table:table>
      <table:table table:name="all biological processes" table:style-name="ta1"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Sample2</text:p>
          </table:table-cell>
          <table:table-cell office:value-type="string" calcext:value-type="string">
            <text:p>abyssalSample1</text:p>
          </table:table-cell>
          <table:table-cell office:value-type="string" calcext:value-type="string">
            <text:p>bathyalSample1</text:p>
          </table:table-cell>
          <table:table-cell office:value-type="string" calcext:value-type="string">
            <text:p>bathyalSample2</text:p>
          </table:table-cell>
          <table:table-cell office:value-type="string" calcext:value-type="string">
            <text:p>neriticSample1</text:p>
          </table:table-cell>
          <table:table-cell office:value-type="string" calcext:value-type="string">
            <text:p>neriticSample4</text:p>
          </table:table-cell>
          <table:table-cell office:value-type="string" calcext:value-type="string">
            <text:p>neriticSample2</text:p>
          </table:table-cell>
          <table:table-cell office:value-type="string" calcext:value-type="string">
            <text:p>neriticSample3</text:p>
          </table:table-cell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office:value-type="float" office:value="440" calcext:value-type="float">
            <text:p>440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office:value-type="float" office:value="2959" calcext:value-type="float">
            <text:p>2959</text:p>
          </table:table-cell>
          <table:table-cell office:value-type="float" office:value="2803" calcext:value-type="float">
            <text:p>2803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office:value-type="float" office:value="913" calcext:value-type="float">
            <text:p>913</text:p>
          </table:table-cell>
          <table:table-cell office:value-type="float" office:value="473" calcext:value-type="float">
            <text:p>473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office:value-type="float" office:value="2539" calcext:value-type="float">
            <text:p>2539</text:p>
          </table:table-cell>
          <table:table-cell office:value-type="float" office:value="2177" calcext:value-type="float">
            <text:p>2177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office:value-type="float" office:value="918" calcext:value-type="float">
            <text:p>918</text:p>
          </table:table-cell>
          <table:table-cell office:value-type="float" office:value="697" calcext:value-type="float">
            <text:p>697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office:value-type="float" office:value="1881" calcext:value-type="float">
            <text:p>1881</text:p>
          </table:table-cell>
          <table:table-cell office:value-type="float" office:value="1663" calcext:value-type="float">
            <text:p>1663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office:value-type="float" office:value="1866" calcext:value-type="float">
            <text:p>1866</text:p>
          </table:table-cell>
          <table:table-cell office:value-type="float" office:value="583" calcext:value-type="float">
            <text:p>583</text:p>
          </table:table-cell>
          <table:table-cell office:value-type="float" office:value="506" calcext:value-type="float">
            <text:p>50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office:value-type="float" office:value="637" calcext:value-type="float">
            <text:p>637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office:value-type="float" office:value="415" calcext:value-type="float">
            <text:p>415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89" calcext:value-type="float">
            <text:p>489</text:p>
          </table:table-cell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office:value-type="float" office:value="630" calcext:value-type="float">
            <text:p>630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407" calcext:value-type="float">
            <text:p>4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office:value-type="float" office:value="407" calcext:value-type="float">
            <text:p>407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office:value-type="float" office:value="1793" calcext:value-type="float">
            <text:p>1793</text:p>
          </table:table-cell>
          <table:table-cell office:value-type="float" office:value="1737" calcext:value-type="float">
            <text:p>1737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office:value-type="float" office:value="593" calcext:value-type="float">
            <text:p>593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1862" calcext:value-type="float">
            <text:p>131862</text:p>
          </table:table-cell>
          <table:table-cell office:value-type="float" office:value="120265" calcext:value-type="float">
            <text:p>120265</text:p>
          </table:table-cell>
          <table:table-cell office:value-type="float" office:value="88145" calcext:value-type="float">
            <text:p>88145</text:p>
          </table:table-cell>
          <table:table-cell office:value-type="float" office:value="103346" calcext:value-type="float">
            <text:p>103346</text:p>
          </table:table-cell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office:value-type="float" office:value="549" calcext:value-type="float">
            <text:p>549</text:p>
          </table:table-cell>
          <table:table-cell office:value-type="float" office:value="466" calcext:value-type="float">
            <text:p>466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office:value-type="float" office:value="1026" calcext:value-type="float">
            <text:p>1026</text:p>
          </table:table-cell>
          <table:table-cell office:value-type="float" office:value="873" calcext:value-type="float">
            <text:p>873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office:value-type="float" office:value="1237" calcext:value-type="float">
            <text:p>1237</text:p>
          </table:table-cell>
          <table:table-cell office:value-type="float" office:value="1129" calcext:value-type="float">
            <text:p>1129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10</text:p>
          </table:table-cell>
          <table:table-cell office:value-type="float" office:value="46279" calcext:value-type="float">
            <text:p>46279</text:p>
          </table:table-cell>
          <table:table-cell office:value-type="float" office:value="41990" calcext:value-type="float">
            <text:p>41990</text:p>
          </table:table-cell>
          <table:table-cell office:value-type="float" office:value="47990" calcext:value-type="float">
            <text:p>47990</text:p>
          </table:table-cell>
          <table:table-cell office:value-type="float" office:value="58145" calcext:value-type="float">
            <text:p>58145</text:p>
          </table:table-cell>
          <table:table-cell office:value-type="float" office:value="23872" calcext:value-type="float">
            <text:p>23872</text:p>
          </table:table-cell>
          <table:table-cell office:value-type="float" office:value="14469" calcext:value-type="float">
            <text:p>14469</text:p>
          </table:table-cell>
          <table:table-cell office:value-type="float" office:value="15124" calcext:value-type="float">
            <text:p>15124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office:value-type="float" office:value="185" calcext:value-type="float">
            <text:p>1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office:value-type="float" office:value="3000" calcext:value-type="float">
            <text:p>3000</text:p>
          </table:table-cell>
          <table:table-cell office:value-type="float" office:value="2490" calcext:value-type="float">
            <text:p>249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office:value-type="float" office:value="628" calcext:value-type="float">
            <text:p>628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office:value-type="float" office:value="20200" calcext:value-type="float">
            <text:p>20200</text:p>
          </table:table-cell>
          <table:table-cell office:value-type="float" office:value="14831" calcext:value-type="float">
            <text:p>14831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office:value-type="float" office:value="1580" calcext:value-type="float">
            <text:p>1580</text:p>
          </table:table-cell>
          <table:table-cell office:value-type="float" office:value="1196" calcext:value-type="float">
            <text:p>1196</text:p>
          </table:table-cell>
          <table:table-cell office:value-type="float" office:value="1484" calcext:value-type="float">
            <text:p>1484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office:value-type="float" office:value="6774" calcext:value-type="float">
            <text:p>6774</text:p>
          </table:table-cell>
          <table:table-cell office:value-type="float" office:value="6311" calcext:value-type="float">
            <text:p>6311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office:value-type="float" office:value="2802" calcext:value-type="float">
            <text:p>2802</text:p>
          </table:table-cell>
          <table:table-cell office:value-type="float" office:value="1405" calcext:value-type="float">
            <text:p>1405</text:p>
          </table:table-cell>
          <table:table-cell office:value-type="float" office:value="1642" calcext:value-type="float">
            <text:p>164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office:value-type="float" office:value="1599" calcext:value-type="float">
            <text:p>1599</text:p>
          </table:table-cell>
          <table:table-cell office:value-type="float" office:value="1403" calcext:value-type="float">
            <text:p>1403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448" calcext:value-type="float">
            <text:p>44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office:value-type="float" office:value="5447" calcext:value-type="float">
            <text:p>5447</text:p>
          </table:table-cell>
          <table:table-cell office:value-type="float" office:value="4532" calcext:value-type="float">
            <text:p>4532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office:value-type="float" office:value="2002" calcext:value-type="float">
            <text:p>2002</text:p>
          </table:table-cell>
          <table:table-cell office:value-type="float" office:value="1957" calcext:value-type="float">
            <text:p>1957</text:p>
          </table:table-cell>
          <table:table-cell office:value-type="float" office:value="1852" calcext:value-type="float">
            <text:p>1852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office:value-type="float" office:value="1203" calcext:value-type="float">
            <text:p>1203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office:value-type="float" office:value="5220" calcext:value-type="float">
            <text:p>5220</text:p>
          </table:table-cell>
          <table:table-cell office:value-type="float" office:value="6369" calcext:value-type="float">
            <text:p>636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08" calcext:value-type="float">
            <text:p>608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http://purl.obolibrary.org/obo/GO_0015031</text:p>
          </table:table-cell>
          <table:table-cell office:value-type="float" office:value="3832" calcext:value-type="float">
            <text:p>3832</text:p>
          </table:table-cell>
          <table:table-cell office:value-type="float" office:value="3800" calcext:value-type="float">
            <text:p>3800</text:p>
          </table:table-cell>
          <table:table-cell office:value-type="float" office:value="4387" calcext:value-type="float">
            <text:p>4387</text:p>
          </table:table-cell>
          <table:table-cell office:value-type="float" office:value="5774" calcext:value-type="float">
            <text:p>5774</text:p>
          </table:table-cell>
          <table:table-cell office:value-type="float" office:value="2429" calcext:value-type="float">
            <text:p>2429</text:p>
          </table:table-cell>
          <table:table-cell office:value-type="float" office:value="1213" calcext:value-type="float">
            <text:p>1213</text:p>
          </table:table-cell>
          <table:table-cell office:value-type="float" office:value="1223" calcext:value-type="float">
            <text:p>122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office:value-type="float" office:value="488" calcext:value-type="float">
            <text:p>488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office:value-type="float" office:value="329" calcext:value-type="float">
            <text:p>329</text:p>
          </table:table-cell>
          <table:table-cell office:value-type="float" office:value="269" calcext:value-type="float">
            <text:p>26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office:value-type="float" office:value="329" calcext:value-type="float">
            <text:p>329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769" calcext:value-type="float">
            <text:p>769</text:p>
          </table:table-cell>
          <table:table-cell office:value-type="float" office:value="399" calcext:value-type="float">
            <text:p>399</text:p>
          </table:table-cell>
          <table:table-cell office:value-type="float" office:value="851" calcext:value-type="float">
            <text:p>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90" calcext:value-type="float">
            <text:p>490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office:value-type="float" office:value="316" calcext:value-type="float">
            <text:p>316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office:value-type="float" office:value="529" calcext:value-type="float">
            <text:p>529</text:p>
          </table:table-cell>
          <table:table-cell office:value-type="float" office:value="451" calcext:value-type="float">
            <text:p>451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office:value-type="float" office:value="13691" calcext:value-type="float">
            <text:p>13691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office:value-type="float" office:value="38042" calcext:value-type="float">
            <text:p>38042</text:p>
          </table:table-cell>
          <table:table-cell office:value-type="float" office:value="17133" calcext:value-type="float">
            <text:p>17133</text:p>
          </table:table-cell>
          <table:table-cell office:value-type="float" office:value="17507" calcext:value-type="float">
            <text:p>17507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office:value-type="float" office:value="3077" calcext:value-type="float">
            <text:p>3077</text:p>
          </table:table-cell>
          <table:table-cell office:value-type="float" office:value="2754" calcext:value-type="float">
            <text:p>2754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office:value-type="float" office:value="1985" calcext:value-type="float">
            <text:p>1985</text:p>
          </table:table-cell>
          <table:table-cell office:value-type="float" office:value="1917" calcext:value-type="float">
            <text:p>1917</text:p>
          </table:table-cell>
          <table:table-cell office:value-type="float" office:value="1906" calcext:value-type="float">
            <text:p>190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office:value-type="float" office:value="894" calcext:value-type="float">
            <text:p>894</text:p>
          </table:table-cell>
          <table:table-cell office:value-type="float" office:value="677" calcext:value-type="float">
            <text:p>677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1282" calcext:value-type="float">
            <text:p>111282</text:p>
          </table:table-cell>
          <table:table-cell office:value-type="float" office:value="81634" calcext:value-type="float">
            <text:p>81634</text:p>
          </table:table-cell>
          <table:table-cell office:value-type="float" office:value="94808" calcext:value-type="float">
            <text:p>94808</text:p>
          </table:table-cell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office:value-type="float" office:value="674" calcext:value-type="float">
            <text:p>674</text:p>
          </table:table-cell>
          <table:table-cell office:value-type="float" office:value="571" calcext:value-type="float">
            <text:p>571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office:value-type="float" office:value="2296" calcext:value-type="float">
            <text:p>2296</text:p>
          </table:table-cell>
          <table:table-cell office:value-type="float" office:value="1889" calcext:value-type="float">
            <text:p>1889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office:value-type="float" office:value="1282" calcext:value-type="float">
            <text:p>1282</text:p>
          </table:table-cell>
          <table:table-cell office:value-type="float" office:value="1254" calcext:value-type="float">
            <text:p>1254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office:value-type="float" office:value="1095" calcext:value-type="float">
            <text:p>1095</text:p>
          </table:table-cell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office:value-type="float" office:value="1701" calcext:value-type="float">
            <text:p>1701</text:p>
          </table:table-cell>
          <table:table-cell office:value-type="float" office:value="1458" calcext:value-type="float">
            <text:p>1458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office:value-type="float" office:value="522" calcext:value-type="float">
            <text:p>522</text:p>
          </table:table-cell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68</text:p>
          </table:table-cell>
          <table:table-cell office:value-type="float" office:value="15291" calcext:value-type="float">
            <text:p>15291</text:p>
          </table:table-cell>
          <table:table-cell office:value-type="float" office:value="14260" calcext:value-type="float">
            <text:p>14260</text:p>
          </table:table-cell>
          <table:table-cell office:value-type="float" office:value="19524" calcext:value-type="float">
            <text:p>19524</text:p>
          </table:table-cell>
          <table:table-cell office:value-type="float" office:value="23072" calcext:value-type="float">
            <text:p>23072</text:p>
          </table:table-cell>
          <table:table-cell office:value-type="float" office:value="8178" calcext:value-type="float">
            <text:p>8178</text:p>
          </table:table-cell>
          <table:table-cell office:value-type="float" office:value="6199" calcext:value-type="float">
            <text:p>6199</text:p>
          </table:table-cell>
          <table:table-cell office:value-type="float" office:value="8128" calcext:value-type="float">
            <text:p>8128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office:value-type="float" office:value="15579" calcext:value-type="float">
            <text:p>15579</text:p>
          </table:table-cell>
          <table:table-cell office:value-type="float" office:value="13287" calcext:value-type="float">
            <text:p>13287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office:value-type="float" office:value="4189" calcext:value-type="float">
            <text:p>4189</text:p>
          </table:table-cell>
          <table:table-cell office:value-type="float" office:value="2342" calcext:value-type="float">
            <text:p>2342</text:p>
          </table:table-cell>
          <table:table-cell office:value-type="float" office:value="2627" calcext:value-type="float">
            <text:p>2627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office:value-type="float" office:value="9465" calcext:value-type="float">
            <text:p>9465</text:p>
          </table:table-cell>
          <table:table-cell office:value-type="float" office:value="7660" calcext:value-type="float">
            <text:p>7660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office:value-type="float" office:value="17810" calcext:value-type="float">
            <text:p>17810</text:p>
          </table:table-cell>
          <table:table-cell office:value-type="float" office:value="19107" calcext:value-type="float">
            <text:p>19107</text:p>
          </table:table-cell>
          <table:table-cell office:value-type="float" office:value="15133" calcext:value-type="float">
            <text:p>1513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office:value-type="float" office:value="2299" calcext:value-type="float">
            <text:p>2299</text:p>
          </table:table-cell>
          <table:table-cell office:value-type="float" office:value="2106" calcext:value-type="float">
            <text:p>2106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office:value-type="float" office:value="927" calcext:value-type="float">
            <text:p>927</text:p>
          </table:table-cell>
          <table:table-cell office:value-type="float" office:value="879" calcext:value-type="float">
            <text:p>879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office:value-type="float" office:value="2013" calcext:value-type="float">
            <text:p>2013</text:p>
          </table:table-cell>
          <table:table-cell office:value-type="float" office:value="1752" calcext:value-type="float">
            <text:p>1752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office:value-type="float" office:value="869" calcext:value-type="float">
            <text:p>869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office:value-type="float" office:value="1776" calcext:value-type="float">
            <text:p>1776</text:p>
          </table:table-cell>
          <table:table-cell office:value-type="float" office:value="1560" calcext:value-type="float">
            <text:p>1560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office:value-type="float" office:value="1102" calcext:value-type="float">
            <text:p>1102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office:value-type="float" office:value="377" calcext:value-type="float">
            <text:p>377</text:p>
          </table:table-cell>
          <table:table-cell office:value-type="float" office:value="357" calcext:value-type="float">
            <text:p>35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office:value-type="float" office:value="631" calcext:value-type="float">
            <text:p>631</text:p>
          </table:table-cell>
          <table:table-cell office:value-type="float" office:value="661" calcext:value-type="float">
            <text:p>66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office:value-type="float" office:value="677" calcext:value-type="float">
            <text:p>677</text:p>
          </table:table-cell>
          <table:table-cell office:value-type="float" office:value="547" calcext:value-type="float">
            <text:p>54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office:value-type="float" office:value="2262" calcext:value-type="float">
            <text:p>2262</text:p>
          </table:table-cell>
          <table:table-cell office:value-type="float" office:value="1386" calcext:value-type="float">
            <text:p>1386</text:p>
          </table:table-cell>
          <table:table-cell office:value-type="float" office:value="1183" calcext:value-type="float">
            <text:p>118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office:value-type="float" office:value="113517" calcext:value-type="float">
            <text:p>113517</text:p>
          </table:table-cell>
          <table:table-cell office:value-type="float" office:value="101450" calcext:value-type="float">
            <text:p>101450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office:value-type="float" office:value="33316" calcext:value-type="float">
            <text:p>33316</text:p>
          </table:table-cell>
          <table:table-cell office:value-type="float" office:value="23152" calcext:value-type="float">
            <text:p>23152</text:p>
          </table:table-cell>
          <table:table-cell office:value-type="float" office:value="25682" calcext:value-type="float">
            <text:p>25682</text:p>
          </table:table-cell>
          <table:table-cell office:value-type="float" office:value="31125" calcext:value-type="float">
            <text:p>31125</text:p>
          </table:table-cell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office:value-type="float" office:value="408" calcext:value-type="float">
            <text:p>408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office:value-type="float" office:value="794" calcext:value-type="float">
            <text:p>794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office:value-type="float" office:value="6759" calcext:value-type="float">
            <text:p>6759</text:p>
          </table:table-cell>
          <table:table-cell office:value-type="float" office:value="5607" calcext:value-type="float">
            <text:p>5607</text:p>
          </table:table-cell>
          <table:table-cell office:value-type="float" office:value="4507" calcext:value-type="float">
            <text:p>4507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office:value-type="float" office:value="9817" calcext:value-type="float">
            <text:p>9817</text:p>
          </table:table-cell>
          <table:table-cell office:value-type="float" office:value="8559" calcext:value-type="float">
            <text:p>8559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office:value-type="float" office:value="15371" calcext:value-type="float">
            <text:p>15371</text:p>
          </table:table-cell>
          <table:table-cell office:value-type="float" office:value="6469" calcext:value-type="float">
            <text:p>6469</text:p>
          </table:table-cell>
          <table:table-cell office:value-type="float" office:value="6124" calcext:value-type="float">
            <text:p>6124</text:p>
          </table:table-cell>
          <table:table-cell office:value-type="float" office:value="13659" calcext:value-type="float">
            <text:p>13659</text:p>
          </table:table-cell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office:value-type="float" office:value="410" calcext:value-type="float">
            <text:p>410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office:value-type="float" office:value="543" calcext:value-type="float">
            <text:p>543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office:value-type="float" office:value="767" calcext:value-type="float">
            <text:p>767</text:p>
          </table:table-cell>
          <table:table-cell office:value-type="float" office:value="668" calcext:value-type="float">
            <text:p>6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03" calcext:value-type="float">
            <text:p>603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office:value-type="float" office:value="1628" calcext:value-type="float">
            <text:p>1628</text:p>
          </table:table-cell>
          <table:table-cell office:value-type="float" office:value="1330" calcext:value-type="float">
            <text:p>1330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563" calcext:value-type="float">
            <text:p>16563</text:p>
          </table:table-cell>
          <table:table-cell office:value-type="float" office:value="12607" calcext:value-type="float">
            <text:p>12607</text:p>
          </table:table-cell>
          <table:table-cell office:value-type="float" office:value="8919" calcext:value-type="float">
            <text:p>891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office:value-type="float" office:value="36630" calcext:value-type="float">
            <text:p>36630</text:p>
          </table:table-cell>
          <table:table-cell office:value-type="float" office:value="33225" calcext:value-type="float">
            <text:p>33225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office:value-type="float" office:value="14559" calcext:value-type="float">
            <text:p>14559</text:p>
          </table:table-cell>
          <table:table-cell office:value-type="float" office:value="10358" calcext:value-type="float">
            <text:p>10358</text:p>
          </table:table-cell>
          <table:table-cell office:value-type="float" office:value="11241" calcext:value-type="float">
            <text:p>11241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office:value-type="float" office:value="3433" calcext:value-type="float">
            <text:p>3433</text:p>
          </table:table-cell>
          <table:table-cell office:value-type="float" office:value="3083" calcext:value-type="float">
            <text:p>308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office:value-type="float" office:value="1700" calcext:value-type="float">
            <text:p>1700</text:p>
          </table:table-cell>
          <table:table-cell office:value-type="float" office:value="1230" calcext:value-type="float">
            <text:p>1230</text:p>
          </table:table-cell>
          <table:table-cell office:value-type="float" office:value="1274" calcext:value-type="float">
            <text:p>12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office:value-type="float" office:value="879" calcext:value-type="float">
            <text:p>879</text:p>
          </table:table-cell>
          <table:table-cell office:value-type="float" office:value="945" calcext:value-type="float">
            <text:p>945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402" calcext:value-type="float">
            <text:p>40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office:value-type="float" office:value="1471" calcext:value-type="float">
            <text:p>1471</text:p>
          </table:table-cell>
          <table:table-cell office:value-type="float" office:value="1298" calcext:value-type="float">
            <text:p>1298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office:value-type="float" office:value="926" calcext:value-type="float">
            <text:p>926</text:p>
          </table:table-cell>
          <table:table-cell office:value-type="float" office:value="818" calcext:value-type="float">
            <text:p>81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office:value-type="float" office:value="884" calcext:value-type="float">
            <text:p>884</text:p>
          </table:table-cell>
          <table:table-cell office:value-type="float" office:value="745" calcext:value-type="float">
            <text:p>745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office:value-type="float" office:value="2010" calcext:value-type="float">
            <text:p>2010</text:p>
          </table:table-cell>
          <table:table-cell office:value-type="float" office:value="849" calcext:value-type="float">
            <text:p>849</text:p>
          </table:table-cell>
          <table:table-cell office:value-type="float" office:value="985" calcext:value-type="float">
            <text:p>9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office:value-type="float" office:value="431" calcext:value-type="float">
            <text:p>431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office:value-type="float" office:value="10200" calcext:value-type="float">
            <text:p>10200</text:p>
          </table:table-cell>
          <table:table-cell office:value-type="float" office:value="9979" calcext:value-type="float">
            <text:p>9979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office:value-type="float" office:value="1355" calcext:value-type="float">
            <text:p>1355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8970" calcext:value-type="float">
            <text:p>8970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office:value-type="float" office:value="2642" calcext:value-type="float">
            <text:p>2642</text:p>
          </table:table-cell>
          <table:table-cell office:value-type="float" office:value="2436" calcext:value-type="float">
            <text:p>2436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office:value-type="float" office:value="2615" calcext:value-type="float">
            <text:p>2615</text:p>
          </table:table-cell>
          <table:table-cell office:value-type="float" office:value="1482" calcext:value-type="float">
            <text:p>1482</text:p>
          </table:table-cell>
          <table:table-cell office:value-type="float" office:value="1612" calcext:value-type="float">
            <text:p>16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office:value-type="float" office:value="274" calcext:value-type="float">
            <text:p>274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office:value-type="float" office:value="619" calcext:value-type="float">
            <text:p>619</text:p>
          </table:table-cell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office:value-type="float" office:value="638" calcext:value-type="float">
            <text:p>638</text:p>
          </table:table-cell>
          <table:table-cell office:value-type="float" office:value="567" calcext:value-type="float">
            <text:p>567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office:value-type="float" office:value="356" calcext:value-type="float">
            <text:p>356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office:value-type="float" office:value="707" calcext:value-type="float">
            <text:p>707</text:p>
          </table:table-cell>
          <table:table-cell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office:value-type="float" office:value="1092" calcext:value-type="float">
            <text:p>1092</text:p>
          </table:table-cell>
          <table:table-cell office:value-type="float" office:value="1025" calcext:value-type="float">
            <text:p>1025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office:value-type="float" office:value="951" calcext:value-type="float">
            <text:p>951</text:p>
          </table:table-cell>
          <table:table-cell office:value-type="float" office:value="837" calcext:value-type="float">
            <text:p>837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office:value-type="float" office:value="948" calcext:value-type="float">
            <text:p>948</text:p>
          </table:table-cell>
          <table:table-cell office:value-type="float" office:value="746" calcext:value-type="float">
            <text:p>746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office:value-type="float" office:value="2446" calcext:value-type="float">
            <text:p>2446</text:p>
          </table:table-cell>
          <table:table-cell office:value-type="float" office:value="2004" calcext:value-type="float">
            <text:p>2004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office:value-type="float" office:value="4031" calcext:value-type="float">
            <text:p>4031</text:p>
          </table:table-cell>
          <table:table-cell office:value-type="float" office:value="2492" calcext:value-type="float">
            <text:p>2492</text:p>
          </table:table-cell>
          <table:table-cell office:value-type="float" office:value="2299" calcext:value-type="float">
            <text:p>229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office:value-type="float" office:value="973" calcext:value-type="float">
            <text:p>973</text:p>
          </table:table-cell>
          <table:table-cell office:value-type="float" office:value="825" calcext:value-type="float">
            <text:p>82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office:value-type="float" office:value="318" calcext:value-type="float">
            <text:p>318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489" calcext:value-type="float">
            <text:p>489</text:p>
          </table:table-cell>
          <table:table-cell office:value-type="float" office:value="417" calcext:value-type="float">
            <text:p>417</text:p>
          </table:table-cell>
          <table:table-cell office:value-type="float" office:value="532" calcext:value-type="float">
            <text:p>5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office:value-type="float" office:value="1187" calcext:value-type="float">
            <text:p>1187</text:p>
          </table:table-cell>
          <table:table-cell office:value-type="float" office:value="828" calcext:value-type="float">
            <text:p>828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office:value-type="float" office:value="1470" calcext:value-type="float">
            <text:p>1470</text:p>
          </table:table-cell>
          <table:table-cell office:value-type="float" office:value="1273" calcext:value-type="float">
            <text:p>127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5556</text:p>
          </table:table-cell>
          <table:table-cell office:value-type="float" office:value="5223" calcext:value-type="float">
            <text:p>5223</text:p>
          </table:table-cell>
          <table:table-cell office:value-type="float" office:value="6379" calcext:value-type="float">
            <text:p>6379</text:p>
          </table:table-cell>
          <table:table-cell office:value-type="float" office:value="6830" calcext:value-type="float">
            <text:p>6830</text:p>
          </table:table-cell>
          <table:table-cell office:value-type="float" office:value="9840" calcext:value-type="float">
            <text:p>9840</text:p>
          </table:table-cell>
          <table:table-cell office:value-type="float" office:value="810" calcext:value-type="float">
            <text:p>810</text:p>
          </table:table-cell>
          <table:table-cell office:value-type="float" office:value="659" calcext:value-type="float">
            <text:p>659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12" calcext:value-type="float">
            <text:p>1212</text:p>
          </table:table-cell>
          <table:table-cell office:value-type="float" office:value="924" calcext:value-type="float">
            <text:p>924</text:p>
          </table:table-cell>
          <table:table-cell office:value-type="float" office:value="1142" calcext:value-type="float">
            <text:p>114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office:value-type="float" office:value="23115" calcext:value-type="float">
            <text:p>23115</text:p>
          </table:table-cell>
          <table:table-cell office:value-type="float" office:value="20068" calcext:value-type="float">
            <text:p>20068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office:value-type="float" office:value="12871" calcext:value-type="float">
            <text:p>12871</text:p>
          </table:table-cell>
          <table:table-cell office:value-type="float" office:value="8876" calcext:value-type="float">
            <text:p>8876</text:p>
          </table:table-cell>
          <table:table-cell office:value-type="float" office:value="10576" calcext:value-type="float">
            <text:p>105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office:value-type="float" office:value="5991" calcext:value-type="float">
            <text:p>5991</text:p>
          </table:table-cell>
          <table:table-cell office:value-type="float" office:value="5248" calcext:value-type="float">
            <text:p>5248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office:value-type="float" office:value="1321" calcext:value-type="float">
            <text:p>1321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office:value-type="float" office:value="1105" calcext:value-type="float">
            <text:p>1105</text:p>
          </table:table-cell>
          <table:table-cell office:value-type="float" office:value="990" calcext:value-type="float">
            <text:p>990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office:value-type="float" office:value="1986" calcext:value-type="float">
            <text:p>1986</text:p>
          </table:table-cell>
          <table:table-cell office:value-type="float" office:value="1709" calcext:value-type="float">
            <text:p>1709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344" calcext:value-type="float">
            <text:p>344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office:value-type="float" office:value="835" calcext:value-type="float">
            <text:p>835</text:p>
          </table:table-cell>
          <table:table-cell office:value-type="float" office:value="695" calcext:value-type="float">
            <text:p>69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office:value-type="float" office:value="1488" calcext:value-type="float">
            <text:p>1488</text:p>
          </table:table-cell>
          <table:table-cell office:value-type="float" office:value="1615" calcext:value-type="float">
            <text:p>1615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office:value-type="float" office:value="976" calcext:value-type="float">
            <text:p>976</text:p>
          </table:table-cell>
          <table:table-cell office:value-type="float" office:value="860" calcext:value-type="float">
            <text:p>860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office:value-type="float" office:value="1336" calcext:value-type="float">
            <text:p>1336</text:p>
          </table:table-cell>
          <table:table-cell office:value-type="float" office:value="1282" calcext:value-type="float">
            <text:p>1282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office:value-type="float" office:value="480" calcext:value-type="float">
            <text:p>480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office:value-type="float" office:value="366" calcext:value-type="float">
            <text:p>366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950</text:p>
          </table:table-cell>
          <table:table-cell office:value-type="float" office:value="1828" calcext:value-type="float">
            <text:p>1828</text:p>
          </table:table-cell>
          <table:table-cell office:value-type="float" office:value="1537" calcext:value-type="float">
            <text:p>1537</text:p>
          </table:table-cell>
          <table:table-cell office:value-type="float" office:value="2156" calcext:value-type="float">
            <text:p>2156</text:p>
          </table:table-cell>
          <table:table-cell office:value-type="float" office:value="2447" calcext:value-type="float">
            <text:p>2447</text:p>
          </table:table-cell>
          <table:table-cell office:value-type="float" office:value="3948" calcext:value-type="float">
            <text:p>3948</text:p>
          </table:table-cell>
          <table:table-cell office:value-type="float" office:value="3833" calcext:value-type="float">
            <text:p>3833</text:p>
          </table:table-cell>
          <table:table-cell office:value-type="float" office:value="4557" calcext:value-type="float">
            <text:p>455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office:value-type="float" office:value="2430" calcext:value-type="float">
            <text:p>2430</text:p>
          </table:table-cell>
          <table:table-cell office:value-type="float" office:value="1966" calcext:value-type="float">
            <text:p>1966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office:value-type="float" office:value="489" calcext:value-type="float">
            <text:p>489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office:value-type="float" office:value="4507" calcext:value-type="float">
            <text:p>4507</text:p>
          </table:table-cell>
          <table:table-cell office:value-type="float" office:value="4211" calcext:value-type="float">
            <text:p>4211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office:value-type="float" office:value="1011" calcext:value-type="float">
            <text:p>101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office:value-type="float" office:value="1469" calcext:value-type="float">
            <text:p>1469</text:p>
          </table:table-cell>
          <table:table-cell office:value-type="float" office:value="1165" calcext:value-type="float">
            <text:p>1165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office:value-type="float" office:value="1183" calcext:value-type="float">
            <text:p>1183</text:p>
          </table:table-cell>
          <table:table-cell office:value-type="float" office:value="1058" calcext:value-type="float">
            <text:p>1058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office:value-type="float" office:value="451" calcext:value-type="float">
            <text:p>451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office:value-type="float" office:value="581" calcext:value-type="float">
            <text:p>581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office:value-type="float" office:value="1950" calcext:value-type="float">
            <text:p>1950</text:p>
          </table:table-cell>
          <table:table-cell office:value-type="float" office:value="1860" calcext:value-type="float">
            <text:p>186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office:value-type="float" office:value="868" calcext:value-type="float">
            <text:p>868</text:p>
          </table:table-cell>
          <table:table-cell office:value-type="float" office:value="466" calcext:value-type="float">
            <text:p>466</text:p>
          </table:table-cell>
          <table:table-cell office:value-type="float" office:value="487" calcext:value-type="float">
            <text:p>48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office:value-type="float" office:value="1943" calcext:value-type="float">
            <text:p>1943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2415" calcext:value-type="float">
            <text:p>2415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office:value-type="float" office:value="1153" calcext:value-type="float">
            <text:p>1153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office:value-type="float" office:value="322" calcext:value-type="float">
            <text:p>322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office:value-type="float" office:value="22289" calcext:value-type="float">
            <text:p>22289</text:p>
          </table:table-cell>
          <table:table-cell office:value-type="float" office:value="20162" calcext:value-type="float">
            <text:p>20162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office:value-type="float" office:value="6006" calcext:value-type="float">
            <text:p>6006</text:p>
          </table:table-cell>
          <table:table-cell office:value-type="float" office:value="4021" calcext:value-type="float">
            <text:p>4021</text:p>
          </table:table-cell>
          <table:table-cell office:value-type="float" office:value="4232" calcext:value-type="float">
            <text:p>423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06355</text:p>
          </table:table-cell>
          <table:table-cell office:value-type="float" office:value="24263" calcext:value-type="float">
            <text:p>24263</text:p>
          </table:table-cell>
          <table:table-cell office:value-type="float" office:value="23124" calcext:value-type="float">
            <text:p>23124</text:p>
          </table:table-cell>
          <table:table-cell office:value-type="float" office:value="25295" calcext:value-type="float">
            <text:p>25295</text:p>
          </table:table-cell>
          <table:table-cell office:value-type="float" office:value="31024" calcext:value-type="float">
            <text:p>31024</text:p>
          </table:table-cell>
          <table:table-cell office:value-type="float" office:value="16210" calcext:value-type="float">
            <text:p>16210</text:p>
          </table:table-cell>
          <table:table-cell office:value-type="float" office:value="10081" calcext:value-type="float">
            <text:p>10081</text:p>
          </table:table-cell>
          <table:table-cell office:value-type="float" office:value="9810" calcext:value-type="float">
            <text:p>9810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office:value-type="float" office:value="1997" calcext:value-type="float">
            <text:p>1997</text:p>
          </table:table-cell>
          <table:table-cell office:value-type="float" office:value="1746" calcext:value-type="float">
            <text:p>1746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office:value-type="float" office:value="750" calcext:value-type="float">
            <text:p>750</text:p>
          </table:table-cell>
          <table:table-cell office:value-type="float" office:value="507" calcext:value-type="float">
            <text:p>507</text:p>
          </table:table-cell>
          <table:table-cell office:value-type="float" office:value="366" calcext:value-type="float">
            <text:p>36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office:value-type="float" office:value="904" calcext:value-type="float">
            <text:p>904</text:p>
          </table:table-cell>
          <table:table-cell office:value-type="float" office:value="892" calcext:value-type="float">
            <text:p>892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office:value-type="float" office:value="1985" calcext:value-type="float">
            <text:p>1985</text:p>
          </table:table-cell>
          <table:table-cell office:value-type="float" office:value="1517" calcext:value-type="float">
            <text:p>1517</text:p>
          </table:table-cell>
          <table:table-cell office:value-type="float" office:value="1749" calcext:value-type="float">
            <text:p>174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office:value-type="float" office:value="450" calcext:value-type="float">
            <text:p>45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office:value-type="float" office:value="325" calcext:value-type="float">
            <text:p>325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office:value-type="float" office:value="1887" calcext:value-type="float">
            <text:p>1887</text:p>
          </table:table-cell>
          <table:table-cell office:value-type="float" office:value="1586" calcext:value-type="float">
            <text:p>1586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office:value-type="float" office:value="294" calcext:value-type="float">
            <text:p>294</text:p>
          </table:table-cell>
          <table:table-cell office:value-type="float" office:value="257" calcext:value-type="float">
            <text:p>257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office:value-type="float" office:value="859" calcext:value-type="float">
            <text:p>859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office:value-type="float" office:value="537" calcext:value-type="float">
            <text:p>537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http://purl.obolibrary.org/obo/GO_0006814</text:p>
          </table:table-cell>
          <table:table-cell office:value-type="float" office:value="2792" calcext:value-type="float">
            <text:p>2792</text:p>
          </table:table-cell>
          <table:table-cell office:value-type="float" office:value="2362" calcext:value-type="float">
            <text:p>2362</text:p>
          </table:table-cell>
          <table:table-cell office:value-type="float" office:value="2900" calcext:value-type="float">
            <text:p>2900</text:p>
          </table:table-cell>
          <table:table-cell office:value-type="float" office:value="3265" calcext:value-type="float">
            <text:p>3265</text:p>
          </table:table-cell>
          <table:table-cell office:value-type="float" office:value="752" calcext:value-type="float">
            <text:p>752</text:p>
          </table:table-cell>
          <table:table-cell office:value-type="float" office:value="505" calcext:value-type="float">
            <text:p>505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office:value-type="float" office:value="1334" calcext:value-type="float">
            <text:p>1334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office:value-type="float" office:value="5474" calcext:value-type="float">
            <text:p>5474</text:p>
          </table:table-cell>
          <table:table-cell office:value-type="float" office:value="4758" calcext:value-type="float">
            <text:p>4758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office:value-type="float" office:value="3777" calcext:value-type="float">
            <text:p>3777</text:p>
          </table:table-cell>
          <table:table-cell office:value-type="float" office:value="2656" calcext:value-type="float">
            <text:p>2656</text:p>
          </table:table-cell>
          <table:table-cell office:value-type="float" office:value="3298" calcext:value-type="float">
            <text:p>3298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office:value-type="float" office:value="460" calcext:value-type="float">
            <text:p>460</text:p>
          </table:table-cell>
          <table:table-cell office:value-type="float" office:value="419" calcext:value-type="float">
            <text:p>419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office:value-type="float" office:value="7087" calcext:value-type="float">
            <text:p>7087</text:p>
          </table:table-cell>
          <table:table-cell office:value-type="float" office:value="6817" calcext:value-type="float">
            <text:p>681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office:value-type="float" office:value="2164" calcext:value-type="float">
            <text:p>2164</text:p>
          </table:table-cell>
          <table:table-cell office:value-type="float" office:value="1568" calcext:value-type="float">
            <text:p>1568</text:p>
          </table:table-cell>
          <table:table-cell office:value-type="float" office:value="2157" calcext:value-type="float">
            <text:p>215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office:value-type="float" office:value="724" calcext:value-type="float">
            <text:p>724</text:p>
          </table:table-cell>
          <table:table-cell office:value-type="float" office:value="611" calcext:value-type="float">
            <text:p>611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office:value-type="float" office:value="556" calcext:value-type="float">
            <text:p>556</text:p>
          </table:table-cell>
          <table:table-cell office:value-type="float" office:value="437" calcext:value-type="float">
            <text:p>43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office:value-type="float" office:value="1244" calcext:value-type="float">
            <text:p>1244</text:p>
          </table:table-cell>
          <table:table-cell office:value-type="float" office:value="1156" calcext:value-type="float">
            <text:p>1156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office:value-type="float" office:value="5022" calcext:value-type="float">
            <text:p>5022</text:p>
          </table:table-cell>
          <table:table-cell office:value-type="float" office:value="3474" calcext:value-type="float">
            <text:p>3474</text:p>
          </table:table-cell>
          <table:table-cell office:value-type="float" office:value="2687" calcext:value-type="float">
            <text:p>268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office:value-type="float" office:value="566" calcext:value-type="float">
            <text:p>566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office:value-type="float" office:value="864" calcext:value-type="float">
            <text:p>864</text:p>
          </table:table-cell>
          <table:table-cell office:value-type="float" office:value="862" calcext:value-type="float">
            <text:p>862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office:value-type="float" office:value="1920" calcext:value-type="float">
            <text:p>1920</text:p>
          </table:table-cell>
          <table:table-cell office:value-type="float" office:value="1324" calcext:value-type="float">
            <text:p>1324</text:p>
          </table:table-cell>
          <table:table-cell office:value-type="float" office:value="1444" calcext:value-type="float">
            <text:p>144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office:value-type="float" office:value="1201" calcext:value-type="float">
            <text:p>1201</text:p>
          </table:table-cell>
          <table:table-cell office:value-type="float" office:value="1136" calcext:value-type="float">
            <text:p>1136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office:value-type="float" office:value="431" calcext:value-type="float">
            <text:p>43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office:value-type="float" office:value="860" calcext:value-type="float">
            <text:p>860</text:p>
          </table:table-cell>
          <table:table-cell office:value-type="float" office:value="723" calcext:value-type="float">
            <text:p>723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office:value-type="float" office:value="1737" calcext:value-type="float">
            <text:p>1737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office:value-type="float" office:value="494" calcext:value-type="float">
            <text:p>494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office:value-type="float" office:value="23340" calcext:value-type="float">
            <text:p>23340</text:p>
          </table:table-cell>
          <table:table-cell office:value-type="float" office:value="19098" calcext:value-type="float">
            <text:p>19098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office:value-type="float" office:value="1412" calcext:value-type="float">
            <text:p>1412</text:p>
          </table:table-cell>
          <table:table-cell office:value-type="float" office:value="1187" calcext:value-type="float">
            <text:p>1187</text:p>
          </table:table-cell>
          <table:table-cell office:value-type="float" office:value="1502" calcext:value-type="float">
            <text:p>150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office:value-type="float" office:value="3383" calcext:value-type="float">
            <text:p>3383</text:p>
          </table:table-cell>
          <table:table-cell office:value-type="float" office:value="2807" calcext:value-type="float">
            <text:p>2807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office:value-type="float" office:value="917" calcext:value-type="float">
            <text:p>917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office:value-type="float" office:value="17014" calcext:value-type="float">
            <text:p>170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office:value-type="float" office:value="8131" calcext:value-type="float">
            <text:p>8131</text:p>
          </table:table-cell>
          <table:table-cell office:value-type="float" office:value="5436" calcext:value-type="float">
            <text:p>5436</text:p>
          </table:table-cell>
          <table:table-cell office:value-type="float" office:value="5976" calcext:value-type="float">
            <text:p>597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office:value-type="float" office:value="1685" calcext:value-type="float">
            <text:p>1685</text:p>
          </table:table-cell>
          <table:table-cell office:value-type="float" office:value="1424" calcext:value-type="float">
            <text:p>1424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office:value-type="float" office:value="749" calcext:value-type="float">
            <text:p>749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1544" calcext:value-type="float">
            <text:p>1544</text:p>
          </table:table-cell>
          <table:table-cell office:value-type="float" office:value="1066" calcext:value-type="float">
            <text:p>1066</text:p>
          </table:table-cell>
          <table:table-cell office:value-type="float" office:value="1343" calcext:value-type="float">
            <text:p>134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office:value-type="float" office:value="282" calcext:value-type="float">
            <text:p>282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office:value-type="float" office:value="323" calcext:value-type="float">
            <text:p>32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office:value-type="float" office:value="506" calcext:value-type="float">
            <text:p>506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62" calcext:value-type="float">
            <text:p>862</text:p>
          </table:table-cell>
          <table:table-cell office:value-type="float" office:value="759" calcext:value-type="float">
            <text:p>759</text:p>
          </table:table-cell>
          <table:table-cell office:value-type="float" office:value="1140" calcext:value-type="float">
            <text:p>114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office:value-type="float" office:value="446" calcext:value-type="float">
            <text:p>4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office:value-type="float" office:value="515" calcext:value-type="float">
            <text:p>515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office:value-type="float" office:value="1474" calcext:value-type="float">
            <text:p>1474</text:p>
          </table:table-cell>
          <table:table-cell office:value-type="float" office:value="674" calcext:value-type="float">
            <text:p>674</text:p>
          </table:table-cell>
          <table:table-cell office:value-type="float" office:value="476" calcext:value-type="float">
            <text:p>4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office:value-type="float" office:value="1949" calcext:value-type="float">
            <text:p>1949</text:p>
          </table:table-cell>
          <table:table-cell office:value-type="float" office:value="1662" calcext:value-type="float">
            <text:p>1662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office:value-type="float" office:value="1089" calcext:value-type="float">
            <text:p>1089</text:p>
          </table:table-cell>
          <table:table-cell office:value-type="float" office:value="463" calcext:value-type="float">
            <text:p>463</text:p>
          </table:table-cell>
          <table:table-cell office:value-type="float" office:value="548" calcext:value-type="float">
            <text:p>54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913" calcext:value-type="float">
            <text:p>913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office:value-type="float" office:value="4144" calcext:value-type="float">
            <text:p>4144</text:p>
          </table:table-cell>
          <table:table-cell office:value-type="float" office:value="3429" calcext:value-type="float">
            <text:p>3429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office:value-type="float" office:value="9567" calcext:value-type="float">
            <text:p>9567</text:p>
          </table:table-cell>
          <table:table-cell office:value-type="float" office:value="3929" calcext:value-type="float">
            <text:p>3929</text:p>
          </table:table-cell>
          <table:table-cell office:value-type="float" office:value="6098" calcext:value-type="float">
            <text:p>6098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office:value-type="float" office:value="237" calcext:value-type="float">
            <text:p>237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office:value-type="float" office:value="1251" calcext:value-type="float">
            <text:p>1251</text:p>
          </table:table-cell>
          <table:table-cell office:value-type="float" office:value="1096" calcext:value-type="float">
            <text:p>1096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office:value-type="float" office:value="2028" calcext:value-type="float">
            <text:p>2028</text:p>
          </table:table-cell>
          <table:table-cell office:value-type="float" office:value="1124" calcext:value-type="float">
            <text:p>1124</text:p>
          </table:table-cell>
          <table:table-cell office:value-type="float" office:value="1339" calcext:value-type="float">
            <text:p>133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office:value-type="float" office:value="2257" calcext:value-type="float">
            <text:p>2257</text:p>
          </table:table-cell>
          <table:table-cell office:value-type="float" office:value="1696" calcext:value-type="float">
            <text:p>1696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office:value-type="float" office:value="2250" calcext:value-type="float">
            <text:p>2250</text:p>
          </table:table-cell>
          <table:table-cell office:value-type="float" office:value="1289" calcext:value-type="float">
            <text:p>1289</text:p>
          </table:table-cell>
          <table:table-cell office:value-type="float" office:value="1193" calcext:value-type="float">
            <text:p>119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office:value-type="float" office:value="1865" calcext:value-type="float">
            <text:p>1865</text:p>
          </table:table-cell>
          <table:table-cell office:value-type="float" office:value="1618" calcext:value-type="float">
            <text:p>1618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office:value-type="float" office:value="6439" calcext:value-type="float">
            <text:p>6439</text:p>
          </table:table-cell>
          <table:table-cell office:value-type="float" office:value="3746" calcext:value-type="float">
            <text:p>3746</text:p>
          </table:table-cell>
          <table:table-cell office:value-type="float" office:value="3283" calcext:value-type="float">
            <text:p>328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office:value-type="float" office:value="670" calcext:value-type="float">
            <text:p>67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office:value-type="float" office:value="279" calcext:value-type="float">
            <text:p>27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office:value-type="float" office:value="874" calcext:value-type="float">
            <text:p>874</text:p>
          </table:table-cell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office:value-type="float" office:value="318" calcext:value-type="float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office:value-type="float" office:value="629" calcext:value-type="float">
            <text:p>629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office:value-type="float" office:value="1305" calcext:value-type="float">
            <text:p>1305</text:p>
          </table:table-cell>
          <table:table-cell office:value-type="float" office:value="1209" calcext:value-type="float">
            <text:p>1209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office:value-type="float" office:value="2291" calcext:value-type="float">
            <text:p>2291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office:value-type="float" office:value="604" calcext:value-type="float">
            <text:p>604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office:value-type="float" office:value="451" calcext:value-type="float">
            <text:p>451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233" calcext:value-type="float">
            <text:p>2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office:value-type="float" office:value="1703" calcext:value-type="float">
            <text:p>1703</text:p>
          </table:table-cell>
          <table:table-cell office:value-type="float" office:value="1603" calcext:value-type="float">
            <text:p>16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office:value-type="float" office:value="478" calcext:value-type="float">
            <text:p>478</text:p>
          </table:table-cell>
          <table:table-cell office:value-type="float" office:value="445" calcext:value-type="float">
            <text:p>445</text:p>
          </table:table-cell>
          <table:table-cell office:value-type="float" office:value="528" calcext:value-type="float">
            <text:p>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office:value-type="float" office:value="1414" calcext:value-type="float">
            <text:p>1414</text:p>
          </table:table-cell>
          <table:table-cell office:value-type="float" office:value="1330" calcext:value-type="float">
            <text:p>1330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office:value-type="float" office:value="1251" calcext:value-type="float">
            <text:p>1251</text:p>
          </table:table-cell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office:value-type="float" office:value="3468" calcext:value-type="float">
            <text:p>3468</text:p>
          </table:table-cell>
          <table:table-cell office:value-type="float" office:value="3115" calcext:value-type="float">
            <text:p>3115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office:value-type="float" office:value="968" calcext:value-type="float">
            <text:p>968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office:value-type="float" office:value="2792" calcext:value-type="float">
            <text:p>2792</text:p>
          </table:table-cell>
          <table:table-cell office:value-type="float" office:value="2195" calcext:value-type="float">
            <text:p>2195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office:value-type="float" office:value="355" calcext:value-type="float">
            <text:p>35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office:value-type="float" office:value="2025" calcext:value-type="float">
            <text:p>2025</text:p>
          </table:table-cell>
          <table:table-cell office:value-type="float" office:value="1758" calcext:value-type="float">
            <text:p>1758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office:value-type="float" office:value="6650" calcext:value-type="float">
            <text:p>6650</text:p>
          </table:table-cell>
          <table:table-cell office:value-type="float" office:value="5731" calcext:value-type="float">
            <text:p>5731</text:p>
          </table:table-cell>
          <table:table-cell office:value-type="float" office:value="5637" calcext:value-type="float">
            <text:p>563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office:value-type="float" office:value="1558" calcext:value-type="float">
            <text:p>1558</text:p>
          </table:table-cell>
          <table:table-cell office:value-type="float" office:value="1396" calcext:value-type="float">
            <text:p>1396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office:value-type="float" office:value="1022" calcext:value-type="float">
            <text:p>1022</text:p>
          </table:table-cell>
          <table:table-cell office:value-type="float" office:value="787" calcext:value-type="float">
            <text:p>787</text:p>
          </table:table-cell>
          <table:table-cell office:value-type="float" office:value="840" calcext:value-type="float">
            <text:p>8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office:value-type="float" office:value="5810" calcext:value-type="float">
            <text:p>5810</text:p>
          </table:table-cell>
          <table:table-cell office:value-type="float" office:value="4858" calcext:value-type="float">
            <text:p>4858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office:value-type="float" office:value="2357" calcext:value-type="float">
            <text:p>2357</text:p>
          </table:table-cell>
          <table:table-cell office:value-type="float" office:value="1206" calcext:value-type="float">
            <text:p>1206</text:p>
          </table:table-cell>
          <table:table-cell office:value-type="float" office:value="1299" calcext:value-type="float">
            <text:p>129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405" calcext:value-type="float">
            <text:p>405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office:value-type="float" office:value="1239" calcext:value-type="float">
            <text:p>1239</text:p>
          </table:table-cell>
          <table:table-cell office:value-type="float" office:value="1164" calcext:value-type="float">
            <text:p>1164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887" calcext:value-type="float">
            <text:p>88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833" calcext:value-type="float">
            <text:p>8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0160</text:p>
          </table:table-cell>
          <table:table-cell office:value-type="float" office:value="15315" calcext:value-type="float">
            <text:p>15315</text:p>
          </table:table-cell>
          <table:table-cell office:value-type="float" office:value="14247" calcext:value-type="float">
            <text:p>14247</text:p>
          </table:table-cell>
          <table:table-cell office:value-type="float" office:value="16340" calcext:value-type="float">
            <text:p>16340</text:p>
          </table:table-cell>
          <table:table-cell office:value-type="float" office:value="20091" calcext:value-type="float">
            <text:p>20091</text:p>
          </table:table-cell>
          <table:table-cell office:value-type="float" office:value="6998" calcext:value-type="float">
            <text:p>6998</text:p>
          </table:table-cell>
          <table:table-cell office:value-type="float" office:value="4963" calcext:value-type="float">
            <text:p>4963</text:p>
          </table:table-cell>
          <table:table-cell office:value-type="float" office:value="5267" calcext:value-type="float">
            <text:p>5267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6352</text:p>
          </table:table-cell>
          <table:table-cell office:value-type="float" office:value="7964" calcext:value-type="float">
            <text:p>7964</text:p>
          </table:table-cell>
          <table:table-cell office:value-type="float" office:value="7716" calcext:value-type="float">
            <text:p>7716</text:p>
          </table:table-cell>
          <table:table-cell office:value-type="float" office:value="8105" calcext:value-type="float">
            <text:p>8105</text:p>
          </table:table-cell>
          <table:table-cell office:value-type="float" office:value="10333" calcext:value-type="float">
            <text:p>10333</text:p>
          </table:table-cell>
          <table:table-cell office:value-type="float" office:value="6490" calcext:value-type="float">
            <text:p>6490</text:p>
          </table:table-cell>
          <table:table-cell office:value-type="float" office:value="4122" calcext:value-type="float">
            <text:p>4122</text:p>
          </table:table-cell>
          <table:table-cell office:value-type="float" office:value="4264" calcext:value-type="float">
            <text:p>4264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office:value-type="float" office:value="646" calcext:value-type="float">
            <text:p>646</text:p>
          </table:table-cell>
          <table:table-cell office:value-type="float" office:value="574" calcext:value-type="float">
            <text:p>574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office:value-type="float" office:value="1836" calcext:value-type="float">
            <text:p>1836</text:p>
          </table:table-cell>
          <table:table-cell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office:value-type="float" office:value="499" calcext:value-type="float">
            <text:p>499</text:p>
          </table:table-cell>
          <table:table-cell office:value-type="float" office:value="383" calcext:value-type="float">
            <text:p>383</text:p>
          </table:table-cell>
          <table:table-cell office:value-type="float" office:value="359" calcext:value-type="float">
            <text:p>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office:value-type="float" office:value="1330" calcext:value-type="float">
            <text:p>1330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office:value-type="float" office:value="387" calcext:value-type="float">
            <text:p>387</text:p>
          </table:table-cell>
          <table:table-cell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office:value-type="float" office:value="685" calcext:value-type="float">
            <text:p>685</text:p>
          </table:table-cell>
          <table:table-cell office:value-type="float" office:value="625" calcext:value-type="float">
            <text:p>62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office:value-type="float" office:value="503" calcext:value-type="float">
            <text:p>503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office:value-type="float" office:value="3286" calcext:value-type="float">
            <text:p>3286</text:p>
          </table:table-cell>
          <table:table-cell office:value-type="float" office:value="1959" calcext:value-type="float">
            <text:p>1959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office:value-type="float" office:value="466" calcext:value-type="float">
            <text:p>466</text:p>
          </table:table-cell>
          <table:table-cell office:value-type="float" office:value="363" calcext:value-type="float">
            <text:p>363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office:value-type="float" office:value="695" calcext:value-type="float">
            <text:p>695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16" calcext:value-type="float">
            <text:p>5716</text:p>
          </table:table-cell>
          <table:table-cell office:value-type="float" office:value="6626" calcext:value-type="float">
            <text:p>6626</text:p>
          </table:table-cell>
          <table:table-cell office:value-type="float" office:value="5222" calcext:value-type="float">
            <text:p>522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office:value-type="float" office:value="1468" calcext:value-type="float">
            <text:p>1468</text:p>
          </table:table-cell>
          <table:table-cell office:value-type="float" office:value="1282" calcext:value-type="float">
            <text:p>1282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office:value-type="float" office:value="481" calcext:value-type="float">
            <text:p>481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office:value-type="float" office:value="3673" calcext:value-type="float">
            <text:p>3673</text:p>
          </table:table-cell>
          <table:table-cell office:value-type="float" office:value="3136" calcext:value-type="float">
            <text:p>3136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office:value-type="float" office:value="832" calcext:value-type="float">
            <text:p>832</text:p>
          </table:table-cell>
          <table:table-cell office:value-type="float" office:value="526" calcext:value-type="float">
            <text:p>526</text:p>
          </table:table-cell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office:value-type="float" office:value="156656" calcext:value-type="float">
            <text:p>15665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office:value-type="float" office:value="72057" calcext:value-type="float">
            <text:p>72057</text:p>
          </table:table-cell>
          <table:table-cell office:value-type="float" office:value="52365" calcext:value-type="float">
            <text:p>52365</text:p>
          </table:table-cell>
          <table:table-cell office:value-type="float" office:value="55312" calcext:value-type="float">
            <text:p>55312</text:p>
          </table:table-cell>
          <table:table-cell office:value-type="float" office:value="61146" calcext:value-type="float">
            <text:p>61146</text:p>
          </table:table-cell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office:value-type="float" office:value="1957" calcext:value-type="float">
            <text:p>1957</text:p>
          </table:table-cell>
          <table:table-cell office:value-type="float" office:value="1536" calcext:value-type="float">
            <text:p>1536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office:value-type="float" office:value="1824" calcext:value-type="float">
            <text:p>1824</text:p>
          </table:table-cell>
          <table:table-cell office:value-type="float" office:value="1504" calcext:value-type="float">
            <text:p>150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office:value-type="float" office:value="716" calcext:value-type="float">
            <text:p>716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office:value-type="float" office:value="537" calcext:value-type="float">
            <text:p>537</text:p>
          </table:table-cell>
          <table:table-cell office:value-type="float" office:value="523" calcext:value-type="float">
            <text:p>523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office:value-type="float" office:value="348" calcext:value-type="float">
            <text:p>348</text:p>
          </table:table-cell>
          <table:table-cell office:value-type="float" office:value="272" calcext:value-type="float">
            <text:p>272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office:value-type="float" office:value="361" calcext:value-type="float">
            <text:p>361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office:value-type="float" office:value="2213" calcext:value-type="float">
            <text:p>2213</text:p>
          </table:table-cell>
          <table:table-cell office:value-type="float" office:value="1942" calcext:value-type="float">
            <text:p>1942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office:value-type="float" office:value="768" calcext:value-type="float">
            <text:p>76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office:value-type="float" office:value="3122" calcext:value-type="float">
            <text:p>3122</text:p>
          </table:table-cell>
          <table:table-cell office:value-type="float" office:value="2666" calcext:value-type="float">
            <text:p>2666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office:value-type="float" office:value="850" calcext:value-type="float">
            <text:p>850</text:p>
          </table:table-cell>
          <table:table-cell office:value-type="float" office:value="422" calcext:value-type="float">
            <text:p>422</text:p>
          </table:table-cell>
          <table:table-cell office:value-type="float" office:value="566" calcext:value-type="float">
            <text:p>56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office:value-type="float" office:value="2070" calcext:value-type="float">
            <text:p>2070</text:p>
          </table:table-cell>
          <table:table-cell office:value-type="float" office:value="1876" calcext:value-type="float">
            <text:p>1876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729" calcext:value-type="float">
            <text:p>72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office:value-type="float" office:value="2746" calcext:value-type="float">
            <text:p>2746</text:p>
          </table:table-cell>
          <table:table-cell office:value-type="float" office:value="2453" calcext:value-type="float">
            <text:p>2453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office:value-type="float" office:value="436" calcext:value-type="float">
            <text:p>436</text:p>
          </table:table-cell>
          <table:table-cell office:value-type="float" office:value="352" calcext:value-type="float">
            <text:p>352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office:value-type="float" office:value="692" calcext:value-type="float">
            <text:p>692</text:p>
          </table:table-cell>
          <table:table-cell office:value-type="float" office:value="610" calcext:value-type="float">
            <text:p>610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office:value-type="float" office:value="2308" calcext:value-type="float">
            <text:p>2308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office:value-type="float" office:value="2028" calcext:value-type="float">
            <text:p>2028</text:p>
          </table:table-cell>
          <table:table-cell office:value-type="float" office:value="1504" calcext:value-type="float">
            <text:p>1504</text:p>
          </table:table-cell>
          <table:table-cell office:value-type="float" office:value="1867" calcext:value-type="float">
            <text:p>186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1138" calcext:value-type="float">
            <text:p>11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70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12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9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office:value-type="float" office:value="11355" calcext:value-type="float">
            <text:p>11355</text:p>
          </table:table-cell>
          <table:table-cell office:value-type="float" office:value="9123" calcext:value-type="float">
            <text:p>9123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http://purl.obolibrary.org/obo/GO_003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588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0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5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22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1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4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4102" calcext:value-type="float">
            <text:p>4102</text:p>
          </table:table-cell>
          <table:table-cell office:value-type="float" office:value="3083" calcext:value-type="float">
            <text:p>3083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301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5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24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0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9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7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430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8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0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0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02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0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605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4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3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7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0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2305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6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2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9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7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2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80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2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2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7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60" calcext:value-type="float">
            <text:p>9760</text:p>
          </table:table-cell>
          <table:table-cell office:value-type="float" office:value="11303" calcext:value-type="float">
            <text:p>11303</text:p>
          </table:table-cell>
          <table:table-cell office:value-type="float" office:value="8991" calcext:value-type="float">
            <text:p>899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http://purl.obolibrary.org/obo/GO_0046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4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7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19038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1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09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1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90" calcext:value-type="float">
            <text:p>19390</text:p>
          </table:table-cell>
          <table:table-cell office:value-type="float" office:value="22561" calcext:value-type="float">
            <text:p>22561</text:p>
          </table:table-cell>
          <table:table-cell office:value-type="float" office:value="17705" calcext:value-type="float">
            <text:p>17705</text:p>
          </table:table-cell>
          <table:table-cell office:value-type="float" office:value="16157" calcext:value-type="float">
            <text:p>16157</text:p>
          </table:table-cell>
        </table:table-row>
        <table:table-row table:style-name="ro1">
          <table:table-cell office:value-type="string" calcext:value-type="string">
            <text:p>http://purl.obolibrary.org/obo/GO_00320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0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1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67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3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7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7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2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9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87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3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72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3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825])" office:value-type="float" office:value="866142" calcext:value-type="float">
            <text:p>866142</text:p>
          </table:table-cell>
          <table:table-cell table:formula="of:=SUM([.C2:.C825])" office:value-type="float" office:value="772392" calcext:value-type="float">
            <text:p>772392</text:p>
          </table:table-cell>
          <table:table-cell table:formula="of:=SUM([.D2:.D825])" office:value-type="float" office:value="832432" calcext:value-type="float">
            <text:p>832432</text:p>
          </table:table-cell>
          <table:table-cell table:formula="of:=SUM([.E2:.E825])" office:value-type="float" office:value="1041191" calcext:value-type="float">
            <text:p>1041191</text:p>
          </table:table-cell>
          <table:table-cell table:formula="of:=SUM([.F2:.F825])" office:value-type="float" office:value="789795" calcext:value-type="float">
            <text:p>789795</text:p>
          </table:table-cell>
          <table:table-cell table:formula="of:=SUM([.G2:.G825])" office:value-type="float" office:value="615397" calcext:value-type="float">
            <text:p>615397</text:p>
          </table:table-cell>
          <table:table-cell table:formula="of:=SUM([.H2:.H825])" office:value-type="float" office:value="552842" calcext:value-type="float">
            <text:p>552842</text:p>
          </table:table-cell>
          <table:table-cell table:formula="of:=SUM([.I2:.I825])" office:value-type="float" office:value="649952" calcext:value-type="float">
            <text:p>649952</text:p>
          </table:table-cell>
        </table:table-row>
      </table:table>
      <table:named-expressions/>
      <table:database-ranges>
        <table:database-range table:name="__Anonymous_Sheet_DB__0" table:target-range-address="'vitamin biosynthetic process'.A44:'vitamin biosynthetic process'.E53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9:50:12.625521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1:00:41.959984316</meta:creation-date>
    <dc:date>2018-02-18T19:51:28.904167301</dc:date>
    <meta:editing-duration>PT4H30M12S</meta:editing-duration>
    <meta:editing-cycles>5</meta:editing-cycles>
    <meta:generator>LibreOffice/5.1.6.2$Linux_X86_64 LibreOffice_project/10m0$Build-2</meta:generator>
    <meta:document-statistic meta:table-count="2" meta:cell-count="7740" meta:object-count="0"/>
  </office:meta>
</office:document-meta>
</file>